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1c5" officeooo:paragraph-rsid="0019f1c5"/>
    </style:style>
    <style:style style:name="P2" style:family="paragraph" style:parent-style-name="Standard">
      <style:text-properties officeooo:paragraph-rsid="0019f1c5"/>
    </style:style>
    <style:style style:name="P3" style:family="paragraph" style:parent-style-name="Standard">
      <style:text-properties fo:font-weight="bold" officeooo:rsid="0019f1c5" officeooo:paragraph-rsid="0019f1c5" style:font-weight-asian="bold" style:font-weight-complex="bold"/>
    </style:style>
    <style:style style:name="P4" style:family="paragraph" style:parent-style-name="Standard">
      <style:text-properties fo:font-weight="bold" officeooo:rsid="0019f1c5" officeooo:paragraph-rsid="001a3aff" style:font-weight-asian="bold" style:font-weight-complex="bold"/>
    </style:style>
    <style:style style:name="P5" style:family="paragraph" style:parent-style-name="Standard">
      <style:text-properties fo:font-weight="bold" officeooo:rsid="001a0cfc" officeooo:paragraph-rsid="001a0cfc" style:font-weight-asian="bold" style:font-weight-complex="bold"/>
    </style:style>
    <style:style style:name="P6" style:family="paragraph" style:parent-style-name="Standard">
      <style:text-properties fo:font-weight="bold" officeooo:rsid="001a3aff" officeooo:paragraph-rsid="001a3aff" style:font-weight-asian="bold" style:font-weight-complex="bold"/>
    </style:style>
    <style:style style:name="P7" style:family="paragraph" style:parent-style-name="Standard">
      <style:text-properties officeooo:rsid="001a0cfc" officeooo:paragraph-rsid="001a0cfc"/>
    </style:style>
    <style:style style:name="T1" style:family="text">
      <style:text-properties officeooo:rsid="0019f1c5"/>
    </style:style>
    <style:style style:name="T2" style:family="text">
      <style:text-properties officeooo:rsid="001a0cfc"/>
    </style:style>
    <style:style style:name="T3" style:family="text">
      <style:text-properties fo:font-weight="bold" officeooo:rsid="0019f1c5" style:font-weight-asian="bold" style:font-weight-complex="bold"/>
    </style:style>
    <style:style style:name="T4" style:family="text">
      <style:text-properties fo:font-weight="bold" officeooo:rsid="001a0cfc" style:font-weight-asian="bold" style:font-weight-complex="bold"/>
    </style:style>
    <style:style style:name="T5" style:family="text">
      <style:text-properties officeooo:rsid="001a3aff"/>
    </style:style>
    <style:style style:name="T6" style:family="text">
      <style:text-properties fo:font-style="italic" officeooo:rsid="001a3aff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pan text:style-name="T3">class </text:span><text:span text:style-name="T4">main</text:span></text:p>
      <text:p text:style-name="P1"><text:tab/>+play</text:p>
      <text:p text:style-name="P1"/>
      <text:p text:style-name="P3">class apiManager</text:p>
      <text:p text:style-name="P1"><text:tab/>+getFrame</text:p>
      <text:p text:style-name="P1"><text:tab/>+getLayout</text:p>
      <text:p text:style-name="P1"><text:tab/>+addAPIWidget</text:p>
      <text:p text:style-name="P1"><text:tab/>+delAPIWidget</text:p>
      <text:p text:style-name="P1"><text:tab/>+updateAPI</text:p>
      <text:p text:style-name="P1"/>
      <text:p text:style-name="P5">class dashboard(Frame*)</text:p>
      <text:p text:style-name="P7"><text:tab/><text:span text:style-name="T1">-apiManager</text:span></text:p>
      <text:p text:style-name="P1"/>
      <text:p text:style-name="P4">class APIWidget<text:span text:style-name="T5">(</text:span>Frame*<text:span text:style-name="T5">)</text:span></text:p>
      <text:p text:style-name="P1"><text:tab/>-<text:span text:style-name="T2">[</text:span>Layout*<text:span text:style-name="T2">] <text:s text:c="3"/></text:span><text:span text:style-name="T6">tile layout for dashboard</text:span></text:p>
      <text:p text:style-name="P1"><text:tab/>-updateInterval</text:p>
      <text:p text:style-name="P1"><text:tab/>+update</text:p>
      <text:p text:style-name="P1"><text:tab/></text:p>
      <text:p text:style-name="P6">class DataFetcher</text:p>
      <text:p text:style-name="P1"/>
      <text:p text:style-name="P1"/>
      <text:p text:style-name="P1">- <text:span text:style-name="T2">class variable</text:span> </text:p>
      <text:p text:style-name="P7">+ method</text:p>
      <text:p text:style-name="Standard">* <text:span text:style-name="T2">class in asciimatics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21:56:21.578271217</meta:creation-date>
    <dc:date>2021-07-13T00:23:33.323130591</dc:date>
    <meta:editing-duration>PT1H6M31S</meta:editing-duration>
    <meta:editing-cycles>1</meta:editing-cycles>
    <meta:document-statistic meta:table-count="0" meta:image-count="0" meta:object-count="0" meta:page-count="1" meta:paragraph-count="19" meta:word-count="33" meta:character-count="279" meta:non-whitespace-character-count="249"/>
    <meta:generator>LibreOffice/6.4.7.2$Linux_X86_64 LibreOffice_project/40$Build-2</meta:generator>
  </office:meta>
</office:document-meta>
</file>